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33000002063816E8C6833B5A34.png" manifest:media-type="image/png"/>
  <manifest:file-entry manifest:full-path="Pictures/10000000000006A5000003BD141FDF5C803C14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solid" svg:stroke-width="0.035cm" svg:stroke-color="#222a35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28cm" svg:stroke-color="#6a1816" draw:marker-start-width="0.242cm" draw:marker-end-width="0.242cm" draw:fill="none" draw:textarea-vertical-align="middle" draw:auto-grow-height="false" fo:min-height="3.542cm" fo:min-width="0.872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draw:auto-grow-height="true" fo:min-height="2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color="#95231f" fo:font-size="32pt" style:font-size-asian="32pt" style:font-size-complex="32pt"/>
    </style:style>
    <style:style style:name="P9" style:family="paragraph">
      <style:paragraph-properties fo:margin-top="0.15cm" fo:margin-bottom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95231f"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Noto Sans CJK SC Regular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reeMono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843c0b" style:text-line-through-style="none" style:text-line-through-type="none" style:text-position="0% 100%" style:font-name="FreeMono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开启服务器配置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>
        <office:forms form:automatic-focus="false" form:apply-design-mode="false"/>
        <draw:frame draw:style-name="gr2" draw:text-style-name="P3" draw:layer="layout" svg:width="27.993cm" svg:height="15.749cm" svg:x="-0.003cm" svg:y="0.003cm">
          <draw:image xlink:href="Pictures/10000000000006A5000003BD141FDF5C803C141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draw:name="内容占位符 3" draw:style-name="gr3" draw:text-style-name="P5" draw:layer="layout" svg:width="27.5cm" svg:height="11.285cm" svg:x="0.3cm" svg:y="3.57cm">
          <draw:image xlink:href="Pictures/1000020100000533000002063816E8C6833B5A34.png" xlink:type="simple" xlink:show="embed" xlink:actuate="onLoad">
            <text:p/>
          </draw:image>
        </draw:frame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6"><text:span text:style-name="T1">开启服务器配置页面</text:span></text:p>
          </draw:text-box>
        </draw:frame>
        <draw:frame draw:style-name="gr4" draw:text-style-name="P8" draw:layer="layout" svg:width="14.6cm" svg:height="2cm" svg:x="10.2cm" svg:y="6.2cm">
          <draw:text-box>
            <text:p><text:span text:style-name="T2">需要填写</text:span><text:span text:style-name="T2">URL</text:span><text:span text:style-name="T2">和</text:span><text:span text:style-name="T2">Token</text:span></text:p>
          </draw:text-box>
        </draw:frame>
        <draw:line draw:style-name="gr5" draw:text-style-name="P3" draw:layer="layout" svg:x1="10.4cm" svg:y1="7cm" svg:x2="4.4cm" svg:y2="7cm">
          <text:p/>
        </draw:line>
        <draw:line draw:style-name="gr5" draw:text-style-name="P3" draw:layer="layout" svg:x1="10.4cm" svg:y1="7.6cm" svg:x2="3.4cm" svg:y2="9cm">
          <text:p/>
        </draw:line>
        <draw:custom-shape draw:style-name="gr6" draw:text-style-name="P3" draw:layer="layout" svg:width="3.8cm" svg:height="4cm" svg:x="6cm" svg:y="10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8" draw:layer="layout" svg:width="17.2cm" svg:height="3.8cm" svg:x="9.3cm" svg:y="10.4cm">
          <draw:text-box>
            <text:p><text:span text:style-name="T2">设置加密模式和密钥可暂时不用，在测试号中没有</text:span><text:span text:style-name="T2">这两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选项说明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3">服务器地址：</text:span>开发者的服务器URL。微信服务器会把用户发给公众号的消息转发到此URL。</text:p>
              </text:list-item>
              <text:list-item>
                <text:p><text:span text:style-name="T4">令牌（</text:span><text:span text:style-name="T4">Token</text:span><text:span text:style-name="T4">）：</text:span><text:span text:style-name="T5">用于验证过程，开发者自己填写，微信服务器使用</text:span><text:span text:style-name="T5">Token</text:span><text:span text:style-name="T5">生成验证签名，开发者通过签名</text:span>验证请求来自于微信服务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选项说明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消息加密解密密钥：</text:span>用于消息加密解密的处理。</text:p>
              </text:list-item>
              <text:list-item>
                <text:p><text:span text:style-name="T3">消息加密方式：</text:span><text:span text:style-name="T6">默认为明文模式，开启加密后需要使用设置的密钥处理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验证过程的参数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验证过程，微信服务器会向开发者服务器URL发送GET请求，并携带以下参数：</text:p>
                <text:list>
                  <text:list-item>
                    <text:p text:style-name="P9"><text:span text:style-name="T3">signature</text:span>：验证签名，由token、timestamp、nonce生成</text:p>
                  </text:list-item>
                  <text:list-item>
                    <text:p text:style-name="P9"><text:span text:style-name="T3">timestamp</text:span>：时间戳</text:p>
                  </text:list-item>
                  <text:list-item>
                    <text:p text:style-name="P9"><text:span text:style-name="T3">nonce</text:span>：随机数</text:p>
                  </text:list-item>
                  <text:list-item>
                    <text:p text:style-name="P9"><text:span text:style-name="T3">echostr</text:span>：随机字符串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验证请求示例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如果你设置的URL为：https://wx.h5.com/wxmsg，微信服务器会发送以下请求：</text:p>
                <text:p><text:span text:style-name="T7">https://wx.h5.com/wxmsg?</text:span><text:span text:style-name="T8">signature=</text:span><text:span text:style-name="T7">561f18d897b08a1d5d5633e03ac9899cc1018ac2&amp;</text:span><text:span text:style-name="T8">echostr=</text:span><text:span text:style-name="T7">4701824731143159513&amp;</text:span><text:span text:style-name="T8">timestamp=</text:span><text:span text:style-name="T7">1546397393&amp;</text:span><text:span text:style-name="T8">nonce=</text:span><text:span text:style-name="T7">1536243785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开发者处理验证请求的过程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将token、nonce、timestamp三个参数进行字典排序。</text:p>
              </text:list-item>
              <text:list-item>
                <text:p>排序后拼接成一个字符串并进行sha1加密。</text:p>
              </text:list-item>
              <text:list-item>
                <text:p><text:span text:style-name="T5">加密后的字符串与请求的</text:span><text:span text:style-name="T5">signature</text:span><text:span text:style-name="T5">对比。如果相同则返回请求</text:span>中的参数echostr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6" draw:layer="layout" svg:width="25.199cm" svg:height="2.172cm" svg:x="1.4cm" svg:y="0.628cm" presentation:class="title">
          <draw:text-box>
            <text:p>需要注意的问题</text:p>
          </draw:text-box>
        </draw:frame>
        <draw:frame presentation:style-name="pr5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URL不支持IP和端口号。域名需要备案。</text:p>
              </text:list-item>
              <text:list-item>
                <text:p>验证流程要处理正确。</text:p>
              </text:list-item>
              <text:list-item>
                <text:p>如果以上没有问题，但是还是无法通过验证则可能域名被微信封杀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6" draw:layer="layout" svg:width="25.199cm" svg:height="2.172cm" svg:x="1.4cm" svg:y="0.628cm" presentation:class="title">
          <draw:text-box>
            <text:p>域名被封杀的解决办法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关注‘腾讯安全反诈骗实验室’公众号。</text:p>
              </text:list-item>
              <text:list-item>
                <text:p>点击菜单‘网址申诉’，按照提示填写表单。</text:p>
              </text:list-item>
              <text:list-item>
                <text:p>按照提示下载验证文件部署到开发者服务器。</text:p>
              </text:list-item>
              <text:list-item>
                <text:p>提交请求并等待回复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2-20T21:52:56.986658579</dc:date>
    <meta:editing-duration>PT52M47S</meta:editing-duration>
    <meta:editing-cycles>18</meta:editing-cycles>
    <meta:generator>LibreOffice/6.0.7.3$Linux_X86_64 LibreOffice_project/00m0$Build-3</meta:generator>
    <meta:document-statistic meta:object-count="65"/>
  </office:meta>
</office:document-meta>
</file>